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posta d’aplicació NoSQL (Pràctica 3 – Punt 1)</text:h>
      <text:h text:style-name="Heading_20_2" text:outline-level="2">1. Descripció general de l’aplicació</text:h>
      <text:p text:style-name="Text_20_body">L’aplicació proposada és un <text:span text:style-name="Strong_20_Emphasis">gestor de tasques d’alumnes</text:span>, que permet registrar tasques entregades, controlar si estan completades i afegir observacions. L’objectiu principal és disposar d’una base de dades NoSQL senzilla però prou rica per poder realitzar cerques, filtres i ordenacions sobre les dades.</text:p>
      <text:p text:style-name="Text_20_body">Aquesta aplicació és adequada per a MongoDB perquè les dades són semi-estructurades, poden créixer fàcilment i permeten consultes flexibles sense necessitat d’un esquema rígid com en una base de dades relacional.</text:p>
      <text:p text:style-name="Horizontal_20_Line"/>
      <text:h text:style-name="Heading_20_2" text:outline-level="2">2. Disseny de la Base de Dades</text:h>
      <text:h text:style-name="Heading_20_3" text:outline-level="3">2.1 Col·leccions</text:h>
      <text:p text:style-name="Text_20_body">La base de dades es diu <text:span text:style-name="Strong_20_Emphasis">Tasques</text:span> i conté una col·lecció principal:</text:p>
      <text:list text:style-name="L1">
        <text:list-item>
          <text:p text:style-name="P1"><text:span text:style-name="Strong_20_Emphasis">entrades</text:span>: emmagatzema totes les tasques creades pels alumnes.</text:p>
        </text:list-item>
      </text:list>
      <text:p text:style-name="Text_20_body">S’ha decidit utilitzar una sola col·lecció per simplicitat, ja que totes les dades estan directament relacionades amb una tasca i no és necessari separar-les en múltiples col·leccions.</text:p>
      <text:p text:style-name="Horizontal_20_Line"/>
      <text:h text:style-name="Heading_20_2" text:outline-level="2">2.2 Estructura de la col·lecció <text:span text:style-name="Source_20_Text">entrades</text:span></text:h>
      <text:p text:style-name="Text_20_body">Cada document de la col·lecció <text:span text:style-name="Source_20_Text">entrades</text:span> conté els següents camps:</text:p>
      <text:list text:style-name="L2">
        <text:list-item>
          <text:p text:style-name="P2"><text:span text:style-name="Strong_20_Emphasis">nom</text:span> (string): nom de l’alumne/a.</text:p>
        </text:list-item>
        <text:list-item>
          <text:p text:style-name="P2"><text:span text:style-name="Strong_20_Emphasis">cognom1</text:span> (string): primer cognom de l’alumne/a.</text:p>
        </text:list-item>
        <text:list-item>
          <text:p text:style-name="P2"><text:span text:style-name="Strong_20_Emphasis">cognom2</text:span> (string): segon cognom de l’alumne/a.</text:p>
        </text:list-item>
        <text:list-item>
          <text:p text:style-name="P2"><text:span text:style-name="Strong_20_Emphasis">dataEntrada</text:span> (date): data en què s’ha registrat la tasca. Aquest camp és imprescindible per poder ordenar i filtrar per dates.</text:p>
        </text:list-item>
        <text:list-item>
          <text:p text:style-name="P2"><text:span text:style-name="Strong_20_Emphasis">completa</text:span> (boolean): indica si la tasca està completada o no.</text:p>
        </text:list-item>
        <text:list-item>
          <text:p text:style-name="P2"><text:span text:style-name="Strong_20_Emphasis">observacions</text:span> (string): comentaris addicionals sobre la tasca.</text:p>
        </text:list-item>
      </text:list>
      <text:p text:style-name="Text_20_body">Aquest disseny permet fer cerques per alumne, per estat de la tasca, per rangs de dates i per contingut de les observacions.</text:p>
      <text:p text:style-name="Horizontal_20_Line"/>
      <text:h text:style-name="Heading_20_2" text:outline-level="2"><text:soft-page-break/>2.3 Esquema de validació (JSON Schema)</text:h>
      <text:p text:style-name="Text_20_body">A continuació es mostra l’esquema JSON utilitzat per validar els documents de la col·lecció <text:span text:style-name="Source_20_Text">entrades</text:span> a MongoDB:</text:p>
      <text:p text:style-name="Preformatted_20_Text"><text:span text:style-name="Source_20_Text">{</text:span></text:p>
      <text:p text:style-name="Preformatted_20_Text"><text:span text:style-name="Source_20_Text"><text:s text:c="2"/>"$jsonSchema": {</text:span></text:p>
      <text:p text:style-name="Preformatted_20_Text"><text:span text:style-name="Source_20_Text"><text:s text:c="4"/>"bsonType": "object",</text:span></text:p>
      <text:p text:style-name="Preformatted_20_Text"><text:span text:style-name="Source_20_Text"><text:s text:c="4"/>"required": ["nom", "cognom1", "cognom2", "dataEntrada", "completa", "observacions"],</text:span></text:p>
      <text:p text:style-name="Preformatted_20_Text"><text:span text:style-name="Source_20_Text"><text:s text:c="4"/>"properties": {</text:span></text:p>
      <text:p text:style-name="Preformatted_20_Text"><text:span text:style-name="Source_20_Text"><text:s text:c="6"/>"nom": {</text:span></text:p>
      <text:p text:style-name="Preformatted_20_Text"><text:span text:style-name="Source_20_Text"><text:s text:c="8"/>"bsonType": "string",</text:span></text:p>
      <text:p text:style-name="Preformatted_20_Text"><text:span text:style-name="Source_20_Text"><text:s text:c="8"/>"description": "Nom de l’alumne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"cognom1": {</text:span></text:p>
      <text:p text:style-name="Preformatted_20_Text"><text:span text:style-name="Source_20_Text"><text:s text:c="8"/>"bsonType": "string",</text:span></text:p>
      <text:p text:style-name="Preformatted_20_Text"><text:span text:style-name="Source_20_Text"><text:s text:c="8"/>"description": "Primer cognom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"cognom2": {</text:span></text:p>
      <text:p text:style-name="Preformatted_20_Text"><text:span text:style-name="Source_20_Text"><text:s text:c="8"/>"bsonType": "string",</text:span></text:p>
      <text:p text:style-name="Preformatted_20_Text"><text:span text:style-name="Source_20_Text"><text:s text:c="8"/>"description": "Segon cognom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"dataEntrada": {</text:span></text:p>
      <text:p text:style-name="Preformatted_20_Text"><text:span text:style-name="Source_20_Text"><text:s text:c="8"/>"bsonType": "date",</text:span></text:p>
      <text:p text:style-name="Preformatted_20_Text"><text:span text:style-name="Source_20_Text"><text:s text:c="8"/>"description": "Data d’entrada de la tasca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"completa": {</text:span></text:p>
      <text:p text:style-name="Preformatted_20_Text"><text:span text:style-name="Source_20_Text"><text:s text:c="8"/>"bsonType": "bool",</text:span></text:p>
      <text:p text:style-name="Preformatted_20_Text"><text:span text:style-name="Source_20_Text"><text:s text:c="8"/>"description": "Indica si la tasca està completada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"observacions": {</text:span></text:p>
      <text:p text:style-name="Preformatted_20_Text"><text:span text:style-name="Source_20_Text"><text:s text:c="8"/>"bsonType": "string",</text:span></text:p>
      <text:p text:style-name="Preformatted_20_Text"><text:span text:style-name="Source_20_Text"><text:s text:c="8"/>"description": "Observacions sobre la tasca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Text_20_body">Aquest esquema garanteix que totes les tasques tinguin una estructura coherent i evita errors d’inserció de dades incorrectes.</text:p>
      <text:p text:style-name="Horizontal_20_Line"/>
      <text:h text:style-name="Heading_20_2" text:outline-level="2">2.4 Justificació del disseny</text:h>
      <text:list text:style-name="L3">
        <text:list-item>
          <text:p text:style-name="P4">S’ha utilitzat una única col·lecció per reduir la complexitat del model.</text:p>
        </text:list-item>
        <text:list-item>
          <text:p text:style-name="P4">El camp <text:span text:style-name="Strong_20_Emphasis">dataEntrada</text:span> és obligatori perquè permet ordenar les tasques cronològicament, tal com exigeix l’enunciat.</text:p>
        </text:list-item>
        <text:list-item>
          <text:p text:style-name="P4">L’ús de camps booleans i strings facilita la creació de filtres senzills i eficients.</text:p>
        </text:list-item>
        <text:list-item>
          <text:p text:style-name="P4">MongoDB és adequat per aquest cas perquè permet flexibilitat en les dades i un creixement fàcil de la informació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4:47:18.526936000</meta:creation-date>
    <dc:date>2026-01-12T14:50:14.777884000</dc:date>
    <meta:editing-duration>PT2M56S</meta:editing-duration>
    <meta:editing-cycles>1</meta:editing-cycles>
    <meta:document-statistic meta:table-count="0" meta:image-count="0" meta:object-count="0" meta:page-count="2" meta:paragraph-count="58" meta:word-count="424" meta:character-count="3017" meta:non-whitespace-character-count="2473"/>
    <meta:generator>LibreOffice/25.8.2.2$MacOSX_AARCH64 LibreOffice_project/d401f2107ccab8f924a8e2df40f573aab7605b6f</meta:generator>
  </office:meta>
</office:document-meta>
</file>